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35.86mm"/>
    </style:style>
    <style:style style:name="co5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2" table:default-cell-style-name="ce3"/>
        <table:table-row table:style-name="ro1">
          <table:table-cell/>
          <table:table-cell table:style-name="ce5" office:value-type="string" calcext:value-type="string" table:number-columns-spanned="4" table:number-rows-spanned="1">
            <text:p>NTP Drift Measurement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5" office:value-type="string" calcext:value-type="string" table:number-columns-spanned="3" table:number-rows-spanned="1">
            <text:p>1PPM = 1us per second = 3.6ms per hour = 86,4ms per day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Raspberry 1</text:p>
          </table:table-cell>
          <table:covered-table-cell table:style-name="ce6"/>
          <table:covered-table-cell table:number-columns-repeated="5"/>
        </table:table-row>
        <table:table-row table:style-name="ro1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7" office:value-type="string" calcext:value-type="string">
            <text:p>Drift (ppm)</text:p>
          </table:table-cell>
          <table:table-cell table:style-name="ce7" office:value-type="string" calcext:value-type="string">
            <text:p>Drift per second (us)</text:p>
          </table:table-cell>
          <table:table-cell table:style-name="ce7" office:value-type="string" calcext:value-type="string">
            <text:p>Drift per hour (ms)</text:p>
          </table:table-cell>
          <table:table-cell table:style-name="ce7" office:value-type="string" calcext:value-type="string">
            <text:p>Drift per day (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3 20:5 UTC</text:p>
          </table:table-cell>
          <table:table-cell office:value-type="float" office:value="-12.131" calcext:value-type="float">
            <text:p>-12,131</text:p>
          </table:table-cell>
          <table:table-cell table:formula="of:=ABS([.D6])" office:value-type="float" office:value="12.131" calcext:value-type="float">
            <text:p>12,131</text:p>
          </table:table-cell>
          <table:table-cell table:formula="of:=ABS([.D6])*3.6" office:value-type="float" office:value="43.6716" calcext:value-type="float">
            <text:p>43,6716</text:p>
          </table:table-cell>
          <table:table-cell table:formula="of:=ABS([.D6])*86.4" office:value-type="float" office:value="1048.1184" calcext:value-type="float">
            <text:p>1048,11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30 UTC</text:p>
          </table:table-cell>
          <table:table-cell office:value-type="float" office:value="-12.024" calcext:value-type="float">
            <text:p>-12,024</text:p>
          </table:table-cell>
          <table:table-cell table:formula="of:=ABS([.D7])" office:value-type="float" office:value="12.024" calcext:value-type="float">
            <text:p>12,024</text:p>
          </table:table-cell>
          <table:table-cell table:formula="of:=ABS([.D7])*3.6" office:value-type="float" office:value="43.2864" calcext:value-type="float">
            <text:p>43,2864</text:p>
          </table:table-cell>
          <table:table-cell table:formula="of:=ABS([.D7])*86.4" office:value-type="float" office:value="1038.8736" calcext:value-type="float">
            <text:p>1038,87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30 UTC</text:p>
          </table:table-cell>
          <table:table-cell office:value-type="float" office:value="-11.867" calcext:value-type="float">
            <text:p>-11,867</text:p>
          </table:table-cell>
          <table:table-cell table:formula="of:=ABS([.D8])" office:value-type="float" office:value="11.867" calcext:value-type="float">
            <text:p>11,867</text:p>
          </table:table-cell>
          <table:table-cell table:formula="of:=ABS([.D8])*3.6" office:value-type="float" office:value="42.7212" calcext:value-type="float">
            <text:p>42,7212</text:p>
          </table:table-cell>
          <table:table-cell table:formula="of:=ABS([.D8])*86.4" office:value-type="float" office:value="1025.3088" calcext:value-type="float">
            <text:p>1025,308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30 UTC</text:p>
          </table:table-cell>
          <table:table-cell office:value-type="float" office:value="-11.621" calcext:value-type="float">
            <text:p>-11,621</text:p>
          </table:table-cell>
          <table:table-cell table:formula="of:=ABS([.D9])" office:value-type="float" office:value="11.621" calcext:value-type="float">
            <text:p>11,621</text:p>
          </table:table-cell>
          <table:table-cell table:formula="of:=ABS([.D9])*3.6" office:value-type="float" office:value="41.8356" calcext:value-type="float">
            <text:p>41,8356</text:p>
          </table:table-cell>
          <table:table-cell table:formula="of:=ABS([.D9])*86.4" office:value-type="float" office:value="1004.0544" calcext:value-type="float">
            <text:p>1004,05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30 UTC</text:p>
          </table:table-cell>
          <table:table-cell office:value-type="float" office:value="-11.408" calcext:value-type="float">
            <text:p>-11,408</text:p>
          </table:table-cell>
          <table:table-cell table:formula="of:=ABS([.D10])" office:value-type="float" office:value="11.408" calcext:value-type="float">
            <text:p>11,408</text:p>
          </table:table-cell>
          <table:table-cell table:formula="of:=ABS([.D10])*3.6" office:value-type="float" office:value="41.0688" calcext:value-type="float">
            <text:p>41,0688</text:p>
          </table:table-cell>
          <table:table-cell table:formula="of:=ABS([.D10])*86.4" office:value-type="float" office:value="985.6512" calcext:value-type="float">
            <text:p>985,6512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Raspberry 2</text:p>
          </table:table-cell>
          <table:covered-table-cell table:style-name="ce6"/>
          <table:covered-table-cell table:number-columns-repeated="5"/>
        </table:table-row>
        <table:table-row table:style-name="ro1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7" office:value-type="string" calcext:value-type="string">
            <text:p>Drift (ppm)</text:p>
          </table:table-cell>
          <table:table-cell table:style-name="ce7" office:value-type="string" calcext:value-type="string">
            <text:p>Drift per second (us)</text:p>
          </table:table-cell>
          <table:table-cell table:style-name="ce7" office:value-type="string" calcext:value-type="string">
            <text:p>Drift per hour (ms)</text:p>
          </table:table-cell>
          <table:table-cell table:style-name="ce7" office:value-type="string" calcext:value-type="string">
            <text:p>Drift per day (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8 17:12 UTC</text:p>
          </table:table-cell>
          <table:table-cell office:value-type="float" office:value="-1.627" calcext:value-type="float">
            <text:p>-1,627</text:p>
          </table:table-cell>
          <table:table-cell table:formula="of:=ABS([.D17])" office:value-type="float" office:value="1.627" calcext:value-type="float">
            <text:p>1,627</text:p>
          </table:table-cell>
          <table:table-cell table:formula="of:=ABS([.D17])*3.6" office:value-type="float" office:value="5.8572" calcext:value-type="float">
            <text:p>5,8572</text:p>
          </table:table-cell>
          <table:table-cell table:formula="of:=ABS([.D17])*86.4" office:value-type="float" office:value="140.5728" calcext:value-type="float">
            <text:p>140,57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28 UTC</text:p>
          </table:table-cell>
          <table:table-cell office:value-type="float" office:value="-3.26" calcext:value-type="float">
            <text:p>-3,26</text:p>
          </table:table-cell>
          <table:table-cell table:formula="of:=ABS([.D18])" office:value-type="float" office:value="3.26" calcext:value-type="float">
            <text:p>3,26</text:p>
          </table:table-cell>
          <table:table-cell table:formula="of:=ABS([.D18])*3.6" office:value-type="float" office:value="11.736" calcext:value-type="float">
            <text:p>11,736</text:p>
          </table:table-cell>
          <table:table-cell table:formula="of:=ABS([.D18])*86.4" office:value-type="float" office:value="281.664" calcext:value-type="float">
            <text:p>281,6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28 UTC</text:p>
          </table:table-cell>
          <table:table-cell office:value-type="float" office:value="-3.845" calcext:value-type="float">
            <text:p>-3,845</text:p>
          </table:table-cell>
          <table:table-cell table:formula="of:=ABS([.D19])" office:value-type="float" office:value="3.845" calcext:value-type="float">
            <text:p>3,845</text:p>
          </table:table-cell>
          <table:table-cell table:formula="of:=ABS([.D19])*3.6" office:value-type="float" office:value="13.842" calcext:value-type="float">
            <text:p>13,842</text:p>
          </table:table-cell>
          <table:table-cell table:formula="of:=ABS([.D19])*86.4" office:value-type="float" office:value="332.208" calcext:value-type="float">
            <text:p>332,2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28 UTC</text:p>
          </table:table-cell>
          <table:table-cell office:value-type="float" office:value="-4.09" calcext:value-type="float">
            <text:p>-4,09</text:p>
          </table:table-cell>
          <table:table-cell table:formula="of:=ABS([.D20])" office:value-type="float" office:value="4.09" calcext:value-type="float">
            <text:p>4,09</text:p>
          </table:table-cell>
          <table:table-cell table:formula="of:=ABS([.D20])*3.6" office:value-type="float" office:value="14.724" calcext:value-type="float">
            <text:p>14,724</text:p>
          </table:table-cell>
          <table:table-cell table:formula="of:=ABS([.D20])*86.4" office:value-type="float" office:value="353.376" calcext:value-type="float">
            <text:p>353,3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28 UTC</text:p>
          </table:table-cell>
          <table:table-cell office:value-type="float" office:value="-4.491" calcext:value-type="float">
            <text:p>-4,491</text:p>
          </table:table-cell>
          <table:table-cell table:formula="of:=ABS([.D21])" office:value-type="float" office:value="4.491" calcext:value-type="float">
            <text:p>4,491</text:p>
          </table:table-cell>
          <table:table-cell table:formula="of:=ABS([.D21])*3.6" office:value-type="float" office:value="16.1676" calcext:value-type="float">
            <text:p>16,1676</text:p>
          </table:table-cell>
          <table:table-cell table:formula="of:=ABS([.D21])*86.4" office:value-type="float" office:value="388.0224" calcext:value-type="float">
            <text:p>388,0224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7" table:number-rows-spanned="1">
            <text:p>Raspberry 3</text:p>
          </table:table-cell>
          <table:covered-table-cell table:style-name="ce6"/>
          <table:covered-table-cell table:number-columns-repeated="5"/>
        </table:table-row>
        <table:table-row table:style-name="ro1">
          <table:table-cell table:style-name="ce2"/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Last time updated</text:p>
          </table:table-cell>
          <table:table-cell table:style-name="ce7" office:value-type="string" calcext:value-type="string">
            <text:p>Drift (ppm)</text:p>
          </table:table-cell>
          <table:table-cell table:style-name="ce7" office:value-type="string" calcext:value-type="string">
            <text:p>Drift per second (us)</text:p>
          </table:table-cell>
          <table:table-cell table:style-name="ce7" office:value-type="string" calcext:value-type="string">
            <text:p>Drift per hour (ms)</text:p>
          </table:table-cell>
          <table:table-cell table:style-name="ce7" office:value-type="string" calcext:value-type="string">
            <text:p>Drift per day (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 24 10:14 UTC</text:p>
          </table:table-cell>
          <table:table-cell office:value-type="float" office:value="-6.304" calcext:value-type="float">
            <text:p>-6,304</text:p>
          </table:table-cell>
          <table:table-cell table:formula="of:=ABS([.D28])" office:value-type="float" office:value="6.304" calcext:value-type="float">
            <text:p>6,304</text:p>
          </table:table-cell>
          <table:table-cell table:formula="of:=ABS([.D28])*3.6" office:value-type="float" office:value="22.6944" calcext:value-type="float">
            <text:p>22,6944</text:p>
          </table:table-cell>
          <table:table-cell table:formula="of:=ABS([.D28])*86.4" office:value-type="float" office:value="544.6656" calcext:value-type="float">
            <text:p>544,66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 28 18:28 UTC</text:p>
          </table:table-cell>
          <table:table-cell office:value-type="float" office:value="-6.726" calcext:value-type="float">
            <text:p>-6,726</text:p>
          </table:table-cell>
          <table:table-cell table:formula="of:=ABS([.D29])" office:value-type="float" office:value="6.726" calcext:value-type="float">
            <text:p>6,726</text:p>
          </table:table-cell>
          <table:table-cell table:formula="of:=ABS([.D29])*3.6" office:value-type="float" office:value="24.2136" calcext:value-type="float">
            <text:p>24,2136</text:p>
          </table:table-cell>
          <table:table-cell table:formula="of:=ABS([.D29])*86.4" office:value-type="float" office:value="581.1264" calcext:value-type="float">
            <text:p>581,12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 28 19:28 UTC</text:p>
          </table:table-cell>
          <table:table-cell office:value-type="float" office:value="-6.382" calcext:value-type="float">
            <text:p>-6,382</text:p>
          </table:table-cell>
          <table:table-cell table:formula="of:=ABS([.D30])" office:value-type="float" office:value="6.382" calcext:value-type="float">
            <text:p>6,382</text:p>
          </table:table-cell>
          <table:table-cell table:formula="of:=ABS([.D30])*3.6" office:value-type="float" office:value="22.9752" calcext:value-type="float">
            <text:p>22,9752</text:p>
          </table:table-cell>
          <table:table-cell table:formula="of:=ABS([.D30])*86.4" office:value-type="float" office:value="551.4048" calcext:value-type="float">
            <text:p>551,40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 28 20:28 UTC</text:p>
          </table:table-cell>
          <table:table-cell office:value-type="float" office:value="-6.275" calcext:value-type="float">
            <text:p>-6,275</text:p>
          </table:table-cell>
          <table:table-cell table:formula="of:=ABS([.D31])" office:value-type="float" office:value="6.275" calcext:value-type="float">
            <text:p>6,275</text:p>
          </table:table-cell>
          <table:table-cell table:formula="of:=ABS([.D31])*3.6" office:value-type="float" office:value="22.59" calcext:value-type="float">
            <text:p>22,59</text:p>
          </table:table-cell>
          <table:table-cell table:formula="of:=ABS([.D31])*86.4" office:value-type="float" office:value="542.16" calcext:value-type="float">
            <text:p>542,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 28 21:28 UTC</text:p>
          </table:table-cell>
          <table:table-cell office:value-type="float" office:value="-6.125" calcext:value-type="float">
            <text:p>-6,125</text:p>
          </table:table-cell>
          <table:table-cell table:formula="of:=ABS([.D32])" office:value-type="float" office:value="6.125" calcext:value-type="float">
            <text:p>6,125</text:p>
          </table:table-cell>
          <table:table-cell table:formula="of:=ABS([.D32])*3.6" office:value-type="float" office:value="22.05" calcext:value-type="float">
            <text:p>22,05</text:p>
          </table:table-cell>
          <table:table-cell table:formula="of:=ABS([.D32])*86.4" office:value-type="float" office:value="529.2" calcext:value-type="float">
            <text:p>529,2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5"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9:28:49.816691288</meta:creation-date>
    <dc:date>2018-08-28T23:31:39.163682914</dc:date>
    <meta:editing-duration>PT1H41M17S</meta:editing-duration>
    <meta:editing-cycles>15</meta:editing-cycles>
    <meta:generator>LibreOffice/6.0.3.2$Linux_X86_64 LibreOffice_project/00m0$Build-2</meta:generator>
    <meta:document-statistic meta:table-count="1" meta:cell-count="113" meta:object-count="0"/>
  </office:meta>
</office:document-meta>
</file>